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C0000018C67FF7F8E.png" manifest:media-type="image/png"/>
  <manifest:file-entry manifest:full-path="Pictures/1000000000000BB8000007E8E75D649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5.3125in"/>
    </style:style>
    <style:style style:name="Table1.B" style:family="table-column">
      <style:table-column-properties style:column-width="1.3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style:paragraph-properties fo:margin-left="1.339in" fo:margin-right="0.9453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  <style:background-image/>
      </style:paragraph-properties>
      <style:text-properties style:font-name="ARIAL" officeooo:rsid="001efd6d" officeooo:paragraph-rsid="001efd6d"/>
    </style:style>
    <style:style style:name="P2" style:family="paragraph" style:parent-style-name="Header">
      <style:paragraph-properties fo:margin-left="1.339in" fo:margin-right="0.9453in" fo:text-indent="0in" style:auto-text-indent="false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  <style:background-image/>
      </style:paragraph-properties>
      <style:text-properties style:font-name="ARIAL" officeooo:rsid="0021267a" officeooo:paragraph-rsid="001efd6d"/>
    </style:style>
    <style:style style:name="P3" style:family="paragraph" style:parent-style-name="Header">
      <style:paragraph-properties fo:margin-left="1.339in" fo:margin-right="0.9453in" fo:text-indent="0in" style:auto-text-indent="false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  <style:background-image/>
      </style:paragraph-properties>
      <style:text-properties style:font-name="ARIAL" officeooo:rsid="001efd6d" officeooo:paragraph-rsid="001efd6d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officeooo:rsid="001efd6d" officeooo:paragraph-rsid="001efd6d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8pt" officeooo:paragraph-rsid="001efd6d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8c5d3" officeooo:paragraph-rsid="0018c5d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c5d3" officeooo:paragraph-rsid="0018c5d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1ae8ae"/>
    </style:style>
    <style:style style:name="P9" style:family="paragraph" style:parent-style-name="Standard">
      <style:paragraph-properties fo:text-align="start" style:justify-single-word="false"/>
      <style:text-properties style:font-name="ARIAL" fo:font-weight="bold" officeooo:rsid="001ae8ae" officeooo:paragraph-rsid="001ae8ae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1ae8ae" officeooo:paragraph-rsid="001ae8ae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1ae8ae" officeooo:paragraph-rsid="001ae8ae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weight="normal" officeooo:rsid="001ae8ae" officeooo:paragraph-rsid="001ae8ae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officeooo:paragraph-rsid="001ae8ae"/>
    </style:style>
    <style:style style:name="P14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bold" officeooo:rsid="0018c5d3" officeooo:paragraph-rsid="0018c5d3" style:font-weight-asian="bold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style:text-position="0% 100%" fo:font-style="normal" style:text-underline-style="none" fo:font-weight="bold" officeooo:rsid="001ae8ae" officeooo:paragraph-rsid="001ae8ae" style:font-style-asian="normal" style:font-weight-asian="bold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text-position="0% 100%" style:font-name="ARIAL" style:text-underline-style="solid" style:text-underline-width="auto" style:text-underline-color="font-color" fo:font-weight="bold" officeooo:rsid="0018c5d3" officeooo:paragraph-rsid="0018c5d3" style:font-weight-asian="bold" style:font-weight-complex="bold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ARIAL" fo:font-style="italic" style:text-underline-style="none" fo:font-weight="bold" officeooo:rsid="0018c5d3" officeooo:paragraph-rsid="0018c5d3" style:font-style-asian="italic" style:font-weight-asian="bold" style:font-style-complex="italic" style:font-weight-complex="bold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ARIAL" fo:font-style="normal" style:text-underline-style="none" fo:font-weight="bold" officeooo:rsid="0018c5d3" officeooo:paragraph-rsid="0018c5d3" style:font-style-asian="normal" style:font-weight-asian="bold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ARIAL" fo:font-style="normal" style:text-underline-style="none" fo:font-weight="bold" officeooo:rsid="001a98b4" officeooo:paragraph-rsid="001a98b4" style:font-style-asian="normal" style:font-weight-asian="bold" style:font-style-complex="normal" style:font-weight-complex="bold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ARIAL" fo:font-style="normal" style:text-underline-style="none" fo:font-weight="bold" officeooo:rsid="001ae8ae" officeooo:paragraph-rsid="001ae8ae" style:font-style-asian="normal" style:font-weight-asian="bold" style:font-style-complex="normal" style:font-weight-complex="bold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ARIAL" fo:font-style="normal" style:text-underline-style="none" fo:font-weight="bold" officeooo:rsid="001c56a4" officeooo:paragraph-rsid="001c56a4" style:font-style-asian="normal" style:font-weight-asian="bold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ARIAL" fo:font-style="normal" style:text-underline-style="none" fo:font-weight="normal" officeooo:rsid="0018c5d3" officeooo:paragraph-rsid="0018c5d3" style:font-style-asian="normal" style:font-weight-asian="normal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justify" style:justify-single-word="false"/>
      <style:text-properties style:text-position="0% 100%" style:font-name="ARIAL" fo:font-style="normal" style:text-underline-style="none" fo:font-weight="normal" officeooo:rsid="0018c5d3" officeooo:paragraph-rsid="0018c5d3" style:font-style-asian="normal" style:font-weight-asian="normal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ARIAL" fo:font-style="normal" style:text-underline-style="none" fo:font-weight="normal" officeooo:rsid="001a98b4" officeooo:paragraph-rsid="001a98b4" style:font-style-asian="normal" style:font-weight-asian="normal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justify" style:justify-single-word="false"/>
      <style:text-properties style:text-position="0% 100%" style:font-name="ARIAL" fo:font-style="normal" style:text-underline-style="none" fo:font-weight="normal" officeooo:rsid="001a98b4" officeooo:paragraph-rsid="001a98b4" style:font-style-asian="normal" style:font-weight-asian="normal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ARIAL" fo:font-style="normal" style:text-underline-style="none" fo:font-weight="normal" officeooo:rsid="001ae8ae" officeooo:paragraph-rsid="001ae8ae" style:font-style-asian="normal" style:font-weight-asian="normal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justify" style:justify-single-word="false"/>
      <style:text-properties style:text-position="0% 100%" style:font-name="ARIAL" fo:font-style="normal" style:text-underline-style="none" fo:font-weight="normal" officeooo:rsid="001ae8ae" officeooo:paragraph-rsid="001ae8ae" style:font-style-asian="normal" style:font-weight-asian="normal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ARIAL" fo:font-style="normal" style:text-underline-style="none" fo:font-weight="normal" officeooo:rsid="001c56a4" officeooo:paragraph-rsid="001c56a4" style:font-style-asian="normal" style:font-weight-asian="normal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justify" style:justify-single-word="false"/>
      <style:text-properties style:text-position="0% 100%" style:font-name="ARIAL" fo:font-style="normal" style:text-underline-style="none" fo:font-weight="normal" officeooo:rsid="001c56a4" officeooo:paragraph-rsid="001c56a4" style:font-style-asian="normal" style:font-weight-asian="normal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justify" style:justify-single-word="false"/>
      <style:text-properties style:text-position="0% 100%" style:font-name="ARIAL" fo:font-style="normal" style:text-underline-style="none" fo:font-weight="normal" officeooo:rsid="001e1570" officeooo:paragraph-rsid="001e1570" style:font-style-asian="normal" style:font-weight-asian="normal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justify" style:justify-single-word="false"/>
      <style:text-properties style:text-position="0% 100%" style:font-name="ARIAL" fo:font-style="normal" style:text-underline-style="none" fo:font-weight="normal" officeooo:rsid="001fa92f" officeooo:paragraph-rsid="001fa92f" style:font-style-asian="normal" style:font-weight-asian="normal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weight="bold" officeooo:rsid="0018c5d3" officeooo:paragraph-rsid="0018c5d3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officeooo:rsid="0018c5d3" officeooo:paragraph-rsid="0018c5d3"/>
    </style:style>
    <style:style style:name="P34" style:family="paragraph" style:parent-style-name="Table_20_Contents">
      <style:paragraph-properties fo:text-align="center" style:justify-single-word="false"/>
      <style:text-properties style:font-name="ARIAL" officeooo:rsid="0018c5d3" officeooo:paragraph-rsid="0018c5d3"/>
    </style:style>
    <style:style style:name="P35" style:family="paragraph" style:parent-style-name="Standard" style:list-style-name="L1">
      <style:paragraph-properties fo:text-align="justify" style:justify-single-word="false"/>
      <style:text-properties style:text-position="0% 100%" style:font-name="ARIAL" fo:font-style="normal" style:text-underline-style="none" fo:font-weight="normal" officeooo:rsid="001c56a4" officeooo:paragraph-rsid="001c56a4" style:font-style-asian="normal" style:font-weight-asian="normal" style:font-style-complex="normal" style:font-weight-complex="normal" style:text-overline-style="none" style:text-overline-color="font-color"/>
    </style:style>
    <style:style style:name="T1" style:family="text">
      <style:text-properties officeooo:rsid="001ae8ae"/>
    </style:style>
    <style:style style:name="T2" style:family="text">
      <style:text-properties style:text-position="super 58%" style:text-overline-style="none" style:text-overline-color="font-color"/>
    </style:style>
    <style:style style:name="T3" style:family="text">
      <style:text-properties style:text-position="0% 100%" style:text-overline-style="none" style:text-overline-color="font-color"/>
    </style:style>
    <style:style style:name="T4" style:family="text">
      <style:text-properties style:text-position="0% 100%" officeooo:rsid="001fa92f" style:text-overline-style="none" style:text-overline-color="font-color"/>
    </style:style>
    <style:style style:name="T5" style:family="text">
      <style:text-properties style:text-position="0% 100%" officeooo:rsid="0022112b" style:text-overline-style="none" style:text-overline-color="font-color"/>
    </style:style>
    <style:style style:name="T6" style:family="text">
      <style:text-properties style:text-position="0% 100%" fo:font-style="italic" style:font-style-asian="italic" style:font-style-complex="italic" style:text-overline-style="none" style:text-overline-color="font-color"/>
    </style:style>
    <style:style style:name="T7" style:family="text">
      <style:text-properties style:text-position="0% 100%" fo:font-style="normal" style:text-underline-style="none" fo:font-weight="normal" officeooo:rsid="001ae8ae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style:text-position="0% 100%" fo:font-style="normal" style:text-underline-style="none" fo:font-weight="normal" officeooo:rsid="00259505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c56a4"/>
    </style:style>
    <style:style style:name="T13" style:family="text">
      <style:text-properties officeooo:rsid="001fa92f"/>
    </style:style>
    <style:style style:name="T14" style:family="text">
      <style:text-properties officeooo:rsid="00239ec2"/>
    </style:style>
    <style:style style:name="T15" style:family="text">
      <style:text-properties officeooo:rsid="00259505"/>
    </style:style>
    <style:style style:name="T16" style:family="text">
      <style:text-properties officeooo:rsid="0026cf61"/>
    </style:style>
    <style:style style:name="T17" style:family="text">
      <style:text-properties officeooo:rsid="00282dcb"/>
    </style:style>
    <style:style style:name="T18" style:family="text">
      <style:text-properties officeooo:rsid="002b6908"/>
    </style:style>
    <style:style style:name="T19" style:family="text">
      <style:text-properties officeooo:rsid="002c42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DITAL DE INSCRIÇÃO E SELEÇÃO N<text:span text:style-name="T2">o <text:s/></text:span><text:span text:style-name="T3">01/201</text:span><text:span text:style-name="T5">9</text:span><text:span text:style-name="T3"> – DATA SCIENCE E BIG DATA</text:span></text:p>
      <text:p text:style-name="P16">CURSO DE ESPECIALIZAÇÃO EM DATA SCIENCE E BIG DATA</text:p>
      <text:p text:style-name="P16">DEPARTAMENTO DE ESTATÍSTICA</text:p>
      <text:p text:style-name="P16">UNIVERSIDADE FEDERAL DO PARANÁ</text:p>
      <text:p text:style-name="P14"/>
      <text:p text:style-name="P14"/>
      <text:p text:style-name="P7"><text:span text:style-name="T3">A Universidade Federal do Paraná, por meio da Coordenação do Curso de Especialização em Data Science e Big Data – Departamento de Estatística – DEST, torna público e estabelece as normas do processo seletivo para preenchimento de vagas </text:span><text:span text:style-name="T4">d</text:span><text:span text:style-name="T3">o referido curso de pós-graduação </text:span><text:span text:style-name="T6">lato sensu.</text:span></text:p>
      <text:p text:style-name="P17"/>
      <text:p text:style-name="P18">1. DO CURSO</text:p>
      <text:p text:style-name="P18">1.1 Carga horária</text:p>
      <text:p text:style-name="P23">A carga horária total do curso de especialização em Data Science e Big Data é de 390 horas/aula<text:span text:style-name="T13">s</text:span>, distribuídas em módulos sequenciais de aprendizagem, com aulas semanais de acordo com cronograma defini<text:span text:style-name="T13">d</text:span>o e divulgado pela <text:span text:style-name="T13">C</text:span>oordenação no início do curso. Segue abaixo, em ordem alfabética, a relação dos módulos de aprendizagem:</text:p>
      <text:p text:style-name="P2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2">Disciplinas</text:p>
          </table:table-cell>
          <table:table-cell table:style-name="Table1.B1" office:value-type="string">
            <text:p text:style-name="P32">Carga horária</text:p>
          </table:table-cell>
        </table:table-row>
        <table:table-row>
          <table:table-cell table:style-name="Table1.A2" office:value-type="string">
            <text:p text:style-name="P33">Inferência estatística para ciência de dados</text:p>
          </table:table-cell>
          <table:table-cell table:style-name="Table1.B2" office:value-type="string">
            <text:p text:style-name="P34">60</text:p>
          </table:table-cell>
        </table:table-row>
        <table:table-row>
          <table:table-cell table:style-name="Table1.A2" office:value-type="string">
            <text:p text:style-name="P33">Infraestrutura computacional</text:p>
          </table:table-cell>
          <table:table-cell table:style-name="Table1.B2" office:value-type="string">
            <text:p text:style-name="P34">60</text:p>
          </table:table-cell>
        </table:table-row>
        <table:table-row>
          <table:table-cell table:style-name="Table1.A2" office:value-type="string">
            <text:p text:style-name="P33">Linguagens de programação para ciência de dados</text:p>
          </table:table-cell>
          <table:table-cell table:style-name="Table1.B2" office:value-type="string">
            <text:p text:style-name="P34">60</text:p>
          </table:table-cell>
        </table:table-row>
        <table:table-row>
          <table:table-cell table:style-name="Table1.A2" office:value-type="string">
            <text:p text:style-name="P33">Métodos de pesquisa</text:p>
          </table:table-cell>
          <table:table-cell table:style-name="Table1.B2" office:value-type="string">
            <text:p text:style-name="P34">30</text:p>
          </table:table-cell>
        </table:table-row>
        <table:table-row>
          <table:table-cell table:style-name="Table1.A2" office:value-type="string">
            <text:p text:style-name="P33">Mineração de dados e aprendizagem de máquina</text:p>
          </table:table-cell>
          <table:table-cell table:style-name="Table1.B2" office:value-type="string">
            <text:p text:style-name="P34">60</text:p>
          </table:table-cell>
        </table:table-row>
        <table:table-row>
          <table:table-cell table:style-name="Table1.A2" office:value-type="string">
            <text:p text:style-name="P33">Modelos estatísticos</text:p>
          </table:table-cell>
          <table:table-cell table:style-name="Table1.B2" office:value-type="string">
            <text:p text:style-name="P34">60</text:p>
          </table:table-cell>
        </table:table-row>
        <table:table-row>
          <table:table-cell table:style-name="Table1.A2" office:value-type="string">
            <text:p text:style-name="P33">Processamento de Big Data</text:p>
          </table:table-cell>
          <table:table-cell table:style-name="Table1.B2" office:value-type="string">
            <text:p text:style-name="P34">60</text:p>
          </table:table-cell>
        </table:table-row>
      </table:table>
      <text:p text:style-name="P22"/>
      <text:p text:style-name="P19">1.2 Período de execu<text:span text:style-name="T13">ç</text:span>ão</text:p>
      <text:p text:style-name="P25">A previsão de início do curso é <text:span text:style-name="T19">01</text:span>/03/201<text:span text:style-name="T14">9</text:span> e sua finalização <text:span text:style-name="T14">07</text:span>/12/201<text:span text:style-name="T14">9</text:span>, exclusive o prazo para a elaboração do Trabalho Individual de Conclusão de Curso – TCC até 30/06/20<text:span text:style-name="T14">20</text:span>.</text:p>
      <text:p text:style-name="P24"/>
      <text:p text:style-name="P19">1.3 Local de realização</text:p>
      <text:p text:style-name="P13"><text:span text:style-name="T7">As aulas serão ministradas em salas e laboratórios disponibilizados pelo Departamento de Informática e/ou Estatística do Setor de Ciências Exatas, às sextas-feiras das 19h às 23h e aos sábados das 08h às 1</text:span><text:span text:style-name="T8">2</text:span><text:span text:style-name="T7">h, localizados na </text:span>Avenida Coronel Francisco H. dos Santos, 100 – Jardim das Américas, <text:span text:style-name="T1">Campus II – Centro Politécnico, fone 3361-3573.</text:span></text:p>
      <text:p text:style-name="P8"/>
      <text:p text:style-name="P9">1.4 Certificado de conclusão</text:p>
      <text:p text:style-name="P10">A UFPR emitirá <text:span text:style-name="T9">Certificado de Especialista </text:span>aos alunos que obtiverem frequência <text:span text:style-name="T13">não inferior a</text:span> 75% (setenta e cinco por cento) da carga horária prevista em cada disciplina e aproveitamento em processo de avaliação equivalente <text:span text:style-name="T13">não inferior a</text:span> 70% (setenta por <text:soft-page-break/>cento), inclusive no Trabalho de Conclusão de Curso, e tiver cumprido com todas as exigências previstas no regulamento da Universidade Federal do Paraná. Caso o TCC não seja finalizado dentro do prazo, a UFPR emitirá <text:span text:style-name="T9">Certificado de Aperfeiçoamento.</text:span></text:p>
      <text:p text:style-name="P10"/>
      <text:p text:style-name="P9">2. DAS VAGAS</text:p>
      <text:p text:style-name="P10">São oferecidas <text:span text:style-name="T15">44</text:span> vagas, sendo 4 vagas destinadas a bolsistas (que forem selecionados pelo Edital de Seleção 02/201<text:span text:style-name="T15">9</text:span> – DEST), conforme RES. 42/03 – COUN. A Coordenação se resguarda o direito de só iniciar a turma do referido curso caso haja preenchimento total das vagas e, da mesma forma, dependendo da procura e das condições técnico-legais, abrir nova turma. </text:p>
      <text:p text:style-name="P10"/>
      <text:p text:style-name="P9">3. DAS INSCRIÇÕES</text:p>
      <text:p text:style-name="P9">3.1 Período</text:p>
      <text:p text:style-name="P12">As inscrições ocorrerão entre <text:span text:style-name="T15">19</text:span>/<text:span text:style-name="T15">1</text:span>1/2018 e <text:span text:style-name="T18">15</text:span>/01/201<text:span text:style-name="T15">9</text:span>, podendo ser prorrogadas, a critério da Coordenação. Caso as vagas sejam preenchidas na totalidade, as inscrições poderam ser encerradas a critério da Coordenação.</text:p>
      <text:p text:style-name="P11"/>
      <text:p text:style-name="P9">3.2 Local</text:p>
      <text:p text:style-name="P11">As inscrições serão <text:span text:style-name="T13">realizadas de forma eletrônica por meio de formulário </text:span><text:span text:style-name="T10">online</text:span> no site <text:span text:style-name="T11">dsbd.leg.ufpr.br</text:span></text:p>
      <text:p text:style-name="P24"/>
      <text:p text:style-name="P20">3.3 Documentação</text:p>
      <text:p text:style-name="P27">Para participar do processo seletivo será necessário preencher informações cadastrais e profissionais no site especifico do curso, ver item 3.2.</text:p>
      <text:p text:style-name="P26"/>
      <text:p text:style-name="P20">4. INVESTIMENTO</text:p>
      <text:p text:style-name="P27">O valor individual <text:span text:style-name="T13">total do</text:span> investimento é de <text:s/><text:span text:style-name="T12">R$ 12.420,00 (doze mil, quatrocentos e vinte reais), a ser dividido em 18 parcelas mensais e iguais de R$ 690,00 (seiscentos e noventa reais), sendo a primeira no mês de março de 2019, com vencimento no dia 10 de cada mês.</text:span></text:p>
      <text:p text:style-name="P26"/>
      <text:p text:style-name="P21">5. CRITÉRIOS DE SELEÇÃO</text:p>
      <text:p text:style-name="P29">O pro<text:span text:style-name="T13">cesso </text:span>seletivo será realizado por membros da Comissão de Seleção, composta pelo Coordenador e Professores dos Departamentos de Estatística e Informática, que farão análise da Carta de <text:span text:style-name="T19">Intenção</text:span>, Curriculum Vitae e entrevista técnica <text:span text:style-name="T13">presenciais*</text:span>, com data e horário agendados previamente. </text:p>
      <text:p text:style-name="P31">(*) Para candidatos não residentes em Curitiba e região metropolitana a entrevista poderá ser realizada de forma remota a critério da Comissão de Seleção.</text:p>
      <text:p text:style-name="P28"/>
      <text:p text:style-name="P21">6. DA APROVAÇÃO</text:p>
      <text:p text:style-name="P28">Será considerado aprovado o candidato que for considerado aprovado pela Comissão de Seleção, a partir da análise da carta de <text:span text:style-name="T19">intenção</text:span>, currículo e da entrevista.</text:p>
      <text:p text:style-name="P28"/>
      <text:p text:style-name="P21"/>
      <text:p text:style-name="P21"/>
      <text:p text:style-name="P21"><text:soft-page-break/>7. DO RESULTADO DA SELEÇÃO</text:p>
      <text:p text:style-name="P29">O candidato será informado por e-mail ou telefone a respeito do resultado do processo seletivo.</text:p>
      <text:p text:style-name="P28"/>
      <text:p text:style-name="P21">8. DOS RECURSOS</text:p>
      <text:p text:style-name="P29">8.1 O prazo para a interposição dos recursos será de até 0<text:span text:style-name="T13">3</text:span> dias úteis, contados a partir da data da divulgação do resultado da seleção.</text:p>
      <text:p text:style-name="P29"/>
      <text:p text:style-name="P29">8.2 O pedido de recurso, escrito de próprio punho e com argumentação substanciada, deverá ser entregue na Secretaria do <text:span text:style-name="T13">C</text:span>urso (sala 227 DEST).</text:p>
      <text:p text:style-name="P29"/>
      <text:p text:style-name="P29">8.3 O resultado dos pedidos de recursos será enviado via e-mail ao candidato, no máximo em 0<text:span text:style-name="T13">3</text:span> dias úteis, contados a partir da data do pedido protocolado na Secretaria do curso.</text:p>
      <text:p text:style-name="P29"/>
      <text:p text:style-name="P21">9. DA MATRÍCULA</text:p>
      <text:p text:style-name="P29">9.1 São documentos imprescindíveis (*) para a matrícula:</text:p>
      <text:list xml:id="list1733884345720063840" text:style-name="L1">
        <text:list-item>
          <text:p text:style-name="P35">Fotocópia do diploma de graduação – frente e verso (**);</text:p>
        </text:list-item>
        <text:list-item>
          <text:p text:style-name="P35">Fotocópia do Histórico Escolar;</text:p>
        </text:list-item>
        <text:list-item>
          <text:p text:style-name="P35">Fotocópia do RG (ou outro documento de identidade com foto aceito nacionalmente) e do CPF.</text:p>
        </text:list-item>
        <text:list-item>
          <text:p text:style-name="P35">Foto atual (em tamanho <text:span text:style-name="T13">3</text:span> x 4);</text:p>
        </text:list-item>
        <text:list-item>
          <text:p text:style-name="P35">Comprovante de residência.</text:p>
        </text:list-item>
      </text:list>
      <text:p text:style-name="P29">(*) Todos os documentos deverão ser escaneados (a partir do documento original) e entregues via meio digital ou enviados por e-mail para a <text:span text:style-name="T13">C</text:span>oordenação do <text:span text:style-name="T13">C</text:span>urso.</text:p>
      <text:p text:style-name="P29">(**) Excepcionalmente, será aceita Declaração de Conclusão de Curso e a entrega do Diploma deverá ocorrer, obrigatoriamente, até o término das aulas, com data prevista para o dia <text:span text:style-name="T15">07</text:span>/12/201<text:span text:style-name="T15">9</text:span>.</text:p>
      <text:p text:style-name="P29"/>
      <text:p text:style-name="P29">9.2 No dia da matrícula o aluno assinará o contrato de prestação de serviços educacionais que regerá o processo de vinculação do aluno com a Fun<text:span text:style-name="T16">dação de Apoio e </text:span>UFPR.</text:p>
      <text:p text:style-name="P29"/>
      <text:p text:style-name="P21">10. DISPOSIÇÕES GERAIS</text:p>
      <text:p text:style-name="P30">10.1 A inexatidão das informações e/ou irregularidades com a documentação, mesmo que verificadas posteriormente, ensejarão a desqualificação do candidato, sem direito a ressarcimento das quantias pagas, independentemente das medidas de ordem administrativa, civil ou criminal que possam motivar.</text:p>
      <text:p text:style-name="P30"/>
      <text:p text:style-name="P30">10.2 Os casos omissos serão resolvidos pela Coordenação do Curso, ouvindo o Conselho Departamental, dentro de suas competências.</text:p>
      <text:p text:style-name="P30"/>
      <text:p text:style-name="P30">10.3 Fica reservado à Coordenação do Curso o direito de promover alterações no cronograma do processo seletivo e da realização do curso, em razão de fatos imprevistos, observada a devida publicidade.</text:p>
      <text:p text:style-name="P30"><text:soft-page-break/></text:p>
      <text:p text:style-name="P30">Curitiba, <text:span text:style-name="T17">19</text:span> de <text:span text:style-name="T17">Novembro</text:span> de 2018.</text:p>
      <text:p text:style-name="P30"/>
      <text:p text:style-name="P30"/>
      <text:p text:style-name="P30">Wagner Hugo Bonat</text:p>
      <text:p text:style-name="P30">Coordenador do Curso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1.339in" fo:margin-right="0.9453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  <style:background-image/>
      </style:paragraph-properties>
      <style:text-properties style:font-name="ARIAL" officeooo:rsid="001efd6d" officeooo:paragraph-rsid="001efd6d"/>
    </style:style>
    <style:style style:name="MP2" style:family="paragraph" style:parent-style-name="Header">
      <style:paragraph-properties fo:margin-left="1.339in" fo:margin-right="0.9453in" fo:text-indent="0in" style:auto-text-indent="false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  <style:background-image/>
      </style:paragraph-properties>
      <style:text-properties style:font-name="ARIAL" officeooo:rsid="0021267a" officeooo:paragraph-rsid="001efd6d"/>
    </style:style>
    <style:style style:name="MP3" style:family="paragraph" style:parent-style-name="Header">
      <style:paragraph-properties fo:margin-left="1.339in" fo:margin-right="0.9453in" fo:text-indent="0in" style:auto-text-indent="false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  <style:background-image/>
      </style:paragraph-properties>
      <style:text-properties style:font-name="ARIAL" officeooo:rsid="001efd6d" officeooo:paragraph-rsid="001efd6d"/>
    </style:style>
    <style:style style:name="MP4" style:family="paragraph" style:parent-style-name="Standard">
      <style:paragraph-properties fo:text-align="center" style:justify-single-word="false"/>
      <style:text-properties style:font-name="ARIAL" fo:font-size="8pt" officeooo:rsid="001efd6d" officeooo:paragraph-rsid="001efd6d" style:font-size-asian="8pt" style:font-size-complex="8pt"/>
    </style:style>
    <style:style style:name="MP5" style:family="paragraph" style:parent-style-name="Standard">
      <style:paragraph-properties fo:text-align="center" style:justify-single-word="false"/>
      <style:text-properties style:font-name="ARIAL" fo:font-size="8pt" officeooo:paragraph-rsid="001efd6d" style:font-size-asian="8pt" style:font-size-complex="8pt"/>
    </style:style>
    <style:style style:name="MT1" style:family="text">
      <style:text-properties officeooo:rsid="001ae8a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1.2189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5" text:anchor-type="paragraph" svg:x="0.0291in" svg:y="-0.0339in" svg:width="1.1283in" svg:height="0.8673in" draw:z-index="3"><draw:image xlink:href="Pictures/1000000000000BB8000007E8E75D6494.jpg" xlink:type="simple" xlink:show="embed" xlink:actuate="onLoad"/></draw:frame><draw:frame draw:style-name="Mfr1" draw:name="Image1" text:anchor-type="paragraph" svg:x="5.8736in" svg:y="-0.0098in" svg:width="0.7874in" svg:height="0.7874in" draw:z-index="7"><draw:image xlink:href="Pictures/100002010000018C0000018C67FF7F8E.png" xlink:type="simple" xlink:show="embed" xlink:actuate="onLoad"/></draw:frame>Ministério da Educação</text:p>
        <text:p text:style-name="MP2">UNIVERSIDADE FEDERAL DO PARANÁ</text:p>
        <text:p text:style-name="MP3">SETOR DE EXATAS</text:p>
        <text:p text:style-name="MP3">DEPARTAMENTO DE ESTATÍSTICA</text:p>
      </style:header>
      <style:footer>
        <text:p text:style-name="MP4">Programa de Especialização em Data Science e Big Data.</text:p>
        <text:p text:style-name="MP5">Av. Coronel Francisco H. dos Santos, 100 – Jardim das Américas, <text:span text:style-name="MT1">Campus II – Centro Politécnico, fone 3361-3573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1:18:44.360085046</meta:creation-date>
    <dc:date>2018-10-10T14:31:36.981043174</dc:date>
    <meta:editing-duration>PT1H24M37S</meta:editing-duration>
    <meta:editing-cycles>13</meta:editing-cycles>
    <meta:generator>LibreOffice/4.2.8.2$Linux_X86_64 LibreOffice_project/420m0$Build-2</meta:generator>
    <meta:document-statistic meta:table-count="1" meta:image-count="2" meta:object-count="0" meta:page-count="4" meta:paragraph-count="75" meta:word-count="1001" meta:character-count="6380" meta:non-whitespace-character-count="5444"/>
  </office:meta>
</office:document-meta>
</file>